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117cm" fo:min-width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773cm" fo:min-width="0.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69cm" fo:min-width="3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258cm" fo:min-width="0.9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141cm" fo:min-width="0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661cm" fo:min-width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69cm" fo:min-width="1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663cm" fo:min-width="1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3cm" draw:marker-start-width="0.801cm" draw:marker-end-width="0.801cm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78cm" fo:min-width="0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1.57cm" fo:min-width="4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917cm" fo:min-width="0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826cm" fo:min-width="0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875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1.104cm" fo:min-width="4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642cm" fo:min-width="0.2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1.582cm" fo:min-width="1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492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949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039cm" fo:min-width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1.762cm" fo:min-width="3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1.33cm" fo:min-width="3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1.715cm" fo:min-width="2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686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1.829cm" fo:min-width="4.6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none" draw:fill-color="#ffffff" fo:min-height="0.8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" draw:name="Shape2" draw:style-name="gr2" svg:width="0.56cm" svg:height="0.883cm" svg:x="10.283cm" svg:y="3.40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Shape4" draw:style-name="gr3" draw:text-style-name="P1" svg:width="3.162cm" svg:height="1.691cm" svg:x="4.546cm" svg:y="1.85cm"><text:p text:style-name="P1">Read Images</text:p><text:p text:style-name="P1">One by on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Shape5" draw:style-name="gr4" svg:width="1.107cm" svg:height="0.514cm" draw:transform="rotate (-0.0219911485751283) translate (3.03388888888889cm 2.60702777777778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0" draw:name="Shape1" draw:style-name="gr1" draw:text-style-name="P1" svg:width="3.44cm" svg:height="1.117cm" svg:x="9.052cm" svg:y="2.291cm"><text:p text:style-name="P1">Single Image is </text:p><text:p text:style-name="P1">Send to all API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Shape5" draw:style-name="gr5" svg:width="0.795cm" svg:height="0.279cm" svg:x="7.925cm" svg:y="2.6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Shape6" draw:style-name="gr6" svg:width="1.294cm" svg:height="0.662cm" svg:x="7.913cm" svg:y="5.495cm"><text:p>Googl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name="Shape7" draw:style-name="gr7" svg:width="1.574cm" svg:height="0.69cm" svg:x="11.866cm" svg:y="5.51cm"><text:p>Amazo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name="Shape8" draw:style-name="gr8" draw:text-style-name="P2" svg:width="1.049cm" svg:height="0.664cm" svg:x="10.072cm" svg:y="5.569cm"><text:p><text:span text:style-name="T1">Azur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" draw:name="Shape9" draw:style-name="gr9" draw:text-style-name="P1" svg:x1="8.514cm" svg:y1="4.392cm" svg:x2="13.012cm" svg:y2="4.392cm"><text:p/></draw:line><draw:line text:anchor-type="paragraph" draw:z-index="9" draw:name="Shape10" draw:style-name="gr10" draw:text-style-name="P1" svg:x1="6.618cm" svg:y1="7.715cm" svg:x2="6.75cm" svg:y2="7.787cm"><text:p/></draw:line><draw:custom-shape text:anchor-type="paragraph" draw:z-index="10" draw:name="Shape2" draw:style-name="gr11" draw:text-style-name="P2" svg:width="0.571cm" svg:height="0.892cm" svg:x="10.283cm" svg:y="4.61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2" draw:style-name="gr2" svg:width="0.56cm" svg:height="0.883cm" svg:x="12.263cm" svg:y="4.62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2" draw:style-name="gr2" svg:width="0.56cm" svg:height="0.883cm" svg:x="8.431cm" svg:y="4.61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11" draw:style-name="gr12" draw:text-style-name="P1" svg:width="4.234cm" svg:height="1.571cm" svg:x="8.793cm" svg:y="7.627cm"><text:p text:style-name="P1">Adding API name and </text:p><text:p text:style-name="P1">correct car license plate</text:p><text:p text:style-name="P1">Number to this respons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name="Shape12" draw:style-name="gr13" draw:text-style-name="P2" svg:width="0.562cm" svg:height="1.049cm" draw:transform="rotate (0.820304748437335) translate (8.14563888888889cm 6.74863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13" draw:style-name="gr14" svg:width="0.514cm" svg:height="0.943cm" svg:x="10.485cm" svg:y="6.47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14" draw:style-name="gr15" svg:width="0.442cm" svg:height="0.999cm" draw:transform="rotate (-0.733910950463615) translate (12.6029861111111cm 6.35881944444444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15" draw:style-name="gr16" draw:text-style-name="P3" svg:width="4.675cm" svg:height="2.091cm" svg:x="8.456cm" svg:y="10.139cm"><text:p text:style-name="P1"><text:span text:style-name="T1">MongoDB</text:span></text:p><text:p text:style-name="P1"><text:span text:style-name="T1">imageResponseCollection</text:span></text:p><text:p text:style-name="P1"><text:span text:style-name="T1">Contain API response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18" draw:name="Shape16" draw:style-name="gr17" svg:width="0.412cm" svg:height="0.735cm" svg:x="10.587cm" svg:y="9.3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19" draw:name="Shape17" draw:style-name="gr18" draw:text-style-name="P1" svg:x1="6.001cm" svg:y1="3.657cm" svg:x2="6.045cm" svg:y2="14.459cm"><text:p/></draw:line><draw:frame text:anchor-type="paragraph" draw:z-index="20" draw:name="Shape19" draw:style-name="gr19" draw:text-style-name="P4" svg:width="2.176cm" svg:height="1.463cm" svg:x="6.221cm" svg:y="7.285cm"><draw:text-box><text:p>Repeat for</text:p><text:p>All Images</text:p><text:p/></draw:text-box></draw:frame><draw:custom-shape text:anchor-type="paragraph" draw:z-index="21" draw:name="Shape18" draw:style-name="gr20" draw:text-style-name="P3" svg:width="3.296cm" svg:height="3.163cm" svg:x="9.132cm" svg:y="12.857cm"><text:p text:style-name="P1"><text:span text:style-name="T1">If all</text:span></text:p><text:p text:style-name="P1"><text:span text:style-name="T1">Images</text:span></text:p><text:p text:style-name="P1"><text:span text:style-name="T1">completed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22" draw:name="Shape20" draw:style-name="gr10" draw:text-style-name="P1" svg:x1="6.001cm" svg:y1="14.459cm" svg:x2="9.058cm" svg:y2="14.457cm"><text:p/></draw:line><draw:frame text:anchor-type="paragraph" draw:z-index="23" draw:name="Shape21" draw:style-name="gr21" draw:text-style-name="P4" svg:width="1.235cm" svg:height="0.514cm" svg:x="7.089cm" svg:y="13.725cm"><draw:text-box><text:p>No</text:p></draw:text-box></draw:frame><draw:custom-shape text:anchor-type="paragraph" draw:z-index="24" draw:name="Shape22" draw:style-name="gr22" draw:text-style-name="P2" svg:width="0.269cm" svg:height="0.562cm" svg:x="10.617cm" svg:y="12.29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name="Shape23" draw:style-name="gr23" draw:text-style-name="P2" svg:width="0.406cm" svg:height="1.084cm" svg:x="10.613cm" svg:y="16.0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Shape24" draw:style-name="gr24" svg:width="0.059cm" svg:height="0.045cm" svg:x="11.116cm" svg:y="19.05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7" draw:name="Shape26" draw:style-name="gr25" draw:text-style-name="P3" svg:width="3.329cm" svg:height="3.34cm" svg:x="-0.429cm" svg:y="1.249cm"><text:p text:style-name="P1"><text:span text:style-name="T1">MongoDB</text:span></text:p><text:p text:style-name="P1"><text:span text:style-name="T1">imageCollection</text:span></text:p><text:p text:style-name="P1"><text:span text:style-name="T1">contain all images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frame text:anchor-type="paragraph" draw:z-index="28" draw:name="Shape27" draw:style-name="gr26" draw:text-style-name="P4" svg:width="0.987cm" svg:height="0.489cm" svg:x="11.483cm" svg:y="16.251cm"><draw:text-box><text:p>Yes</text:p></draw:text-box></draw:frame><draw:custom-shape text:anchor-type="paragraph" draw:z-index="29" draw:name="Shape28" draw:style-name="gr27" draw:text-style-name="P1" svg:width="3.793cm" svg:height="2.521cm" svg:x="1.886cm" svg:y="20.135cm"><text:p text:style-name="P1">MongoDB</text:p><text:p text:style-name="P1">comparisonCollection</text:p><text:p text:style-name="P1">Comparision result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30" draw:name="Shape31" draw:style-name="gr28" draw:text-style-name="P1" svg:width="4.836cm" svg:height="3.426cm" svg:x="8.303cm" svg:y="19.835cm"><text:p text:style-name="P1"><text:span text:style-name="T1">If all</text:span></text:p><text:p text:style-name="P1"><text:span text:style-name="T1">Responses read</text:span></text:p><text:p text:style-name="P1"><text:span text:style-name="T1">From MongoDB</text:span></text:p><text:p text:style-name="P1"><text:span text:style-name="T1">collection2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32" draw:name="Shape38" draw:style-name="gr10" draw:text-style-name="P1" svg:x1="15.533cm" svg:y1="11.113cm" svg:x2="15.533cm" svg:y2="21.587cm"><text:p/></draw:line><draw:line text:anchor-type="paragraph" draw:z-index="33" draw:name="Shape39" draw:style-name="gr29" draw:text-style-name="P1" svg:x1="13.137cm" svg:y1="21.514cm" svg:x2="15.532cm" svg:y2="21.586cm"><text:p/></draw:line><draw:custom-shape text:anchor-type="paragraph" draw:z-index="34" draw:name="Shape33" draw:style-name="gr30" draw:text-style-name="P2" svg:width="0.292cm" svg:height="0.784cm" svg:x="10.638cm" svg:y="19.008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35" draw:name="Shape40" draw:style-name="gr26" draw:text-style-name="P4" svg:width="0.823cm" svg:height="0.489cm" svg:x="13.727cm" svg:y="20.842cm"><draw:text-box><text:p>No</text:p></draw:text-box></draw:frame><draw:line text:anchor-type="paragraph" draw:z-index="31" draw:name="Shape37" draw:style-name="gr10" draw:text-style-name="P1" svg:x1="15.532cm" svg:y1="11.113cm" svg:x2="13.13cm" svg:y2="11.113cm"><text:p/></draw:line><draw:frame text:anchor-type="paragraph" draw:z-index="36" draw:name="Shape30" draw:style-name="gr31" draw:text-style-name="P5" svg:width="2.999cm" svg:height="0.976cm" svg:x="11.829cm" svg:y="19.486cm"><draw:text-box><text:p text:style-name="P1">Comparision metrics</text:p></draw:text-box></draw:frame><draw:custom-shape text:anchor-type="paragraph" draw:z-index="37" draw:name="Shape3" draw:style-name="gr32" draw:text-style-name="P3" svg:width="4.635cm" svg:height="1.83cm" svg:x="8.46cm" svg:y="17.179cm"><text:p text:style-name="P3">Read all responses</text:p><text:p text:style-name="P3">One by one</text:p><text:p text:style-name="P3">From MongoDB</text:p><text:p text:style-name="P3">imageResponseCollection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8" draw:name="Shape25" draw:style-name="gr33" draw:text-style-name="P1" svg:x1="8.303cm" svg:y1="21.511cm" svg:x2="5.678cm" svg:y2="21.488cm"><text:p/></draw:line><draw:frame text:anchor-type="paragraph" draw:z-index="39" draw:name="Shape29" draw:style-name="gr34" draw:text-style-name="P4" svg:width="2.251cm" svg:height="0.976cm" svg:x="6.405cm" svg:y="20.297cm"><draw:text-box><text:p>Store Result</text:p><text:p text:style-name="P1">yes</text:p></draw:text-box></draw:frame><draw:line text:anchor-type="paragraph" draw:z-index="40" draw:name="Shape32" draw:style-name="gr35" draw:text-style-name="P1" svg:x1="13.13cm" svg:y1="11.589cm" svg:x2="14.453cm" svg:y2="11.61cm"><text:p/></draw:line><draw:line text:anchor-type="paragraph" draw:z-index="41" draw:name="Shape34" draw:style-name="gr35" draw:text-style-name="P1" svg:x1="14.453cm" svg:y1="11.61cm" svg:x2="14.497cm" svg:y2="18.159cm"><text:p/></draw:line><draw:line text:anchor-type="paragraph" draw:z-index="42" draw:name="Shape35" draw:style-name="gr33" draw:text-style-name="P1" svg:x1="14.497cm" svg:y1="18.159cm" svg:x2="13.093cm" svg:y2="18.11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1321 3493" svg:d="M1321 3493h-1321l661-3493z"/>
    <draw:marker draw:name="Arrowheads_20_2" draw:display-name="Arrowheads 2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2:15:34.852609737</meta:creation-date>
    <dc:date>2019-04-15T22:27:12.492480778</dc:date>
    <meta:editing-duration>PT1H30M1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